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1aff62" officeooo:paragraph-rsid="001aff62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1aff62" officeooo:paragraph-rsid="001aff62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1edf9" officeooo:paragraph-rsid="0022a9e4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464ff" officeooo:paragraph-rsid="002464ff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5.096cm"/>
        </style:tab-stops>
      </style:paragraph-properties>
      <style:text-properties officeooo:paragraph-rsid="0021edf9"/>
    </style:style>
    <style:style style:name="T1" style:family="text">
      <style:text-properties officeooo:rsid="001bd06e"/>
    </style:style>
    <style:style style:name="T2" style:family="text">
      <style:text-properties officeooo:rsid="0020ab09"/>
    </style:style>
    <style:style style:name="T3" style:family="text">
      <style:text-properties fo:font-size="11pt" officeooo:rsid="0021edf9" style:font-size-asian="11pt" style:font-size-complex="11pt"/>
    </style:style>
    <style:style style:name="T4" style:family="text">
      <style:text-properties officeooo:rsid="0022a9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g model Category name:string description:string enabled:boolean top_level_category:boolean</text:p>
      <text:p text:style-name="P1"/>
      <text:p text:style-name="P1">rails g model Product name:string description:string price:decimal sale_price:decimal weight_in_grams:integer height_in_cm:integer width_in_cm:integer length_in_cm:integer enabled:boolean</text:p>
      <text:p text:style-name="P1"/>
      <text:p text:style-name="P1">rails g model ProductColour quanity:integer unlimited_quantity:boolean enabled:boolean</text:p>
      <text:p text:style-name="P1"/>
      <text:p text:style-name="P1">rails g model Colour name:string red_rgb_value:integer green_rgb_value:integer blue_rgb_value:integer</text:p>
      <text:p text:style-name="P1"/>
      <text:p text:style-name="P1">rails g model ProductPicture file_name:string</text:p>
      <text:p text:style-name="P1"/>
      <text:p text:style-name="P1">rails g model Purchase quantity:integer price:integer weight_in_grams:integer length_in_cm:integer width_in_cm:integer height_in_cm:integer colour:string notes:string</text:p>
      <text:p text:style-name="P1"/>
      <text:p text:style-name="P1">rails g model Order order_tracking_number:string order_calculated_shipping_costs:decimal order_actual_shipping_costs:decimal order_pst:integer order_gst:integer order_hst:integer order_qst:integer order_notes:string billing_address_full_name:string billing_email:string billing_phone_number:string billing_cell_number:string billing_address:string billing_city:string billing_province:string billing_country:string billing_postal_code:string billing_notes:string shipping_full_name:string shipping_phone_number:string shipping_cell_number:string shipping_email:string shipping_address:string shipping_city:string shipping_province:string shipping_country:string shipping_postal_code:string shipping_notes:string shipping_facility_name:string shipping_facility_phone_number:string shipping_facility_fax_number:string shipping_facility_email:string shipping_facility_address:string shipping_facility_city:string facility_province:string facility_country:string shipping_facility_postal_code:<text:span text:style-name="T1">s</text:span>tring shipping_facility_notes:string shipping_method_name:string shipping_method_min_shipping_time_in_days:integer shipping_method_max_shipping_time_in_days:integer shipping_insurance_value:decimal shipping_method_with_signature:boolean</text:p>
      <text:p text:style-name="P1"/>
      <text:p text:style-name="P1">rails g model DisputeOrder dispute_active:boolean refunded:decimal notes:decimal</text:p>
      <text:p text:style-name="P1"/>
      <text:p text:style-name="P1">rails g model DisputeChat message_from_customer:boolean message:string</text:p>
      <text:p text:style-name="P1"/>
      <text:p text:style-name="P1">rails g model BillingAddress full_name:string email:string phone_number:string cell_number:string address:string city:string postal_code:string notes:string</text:p>
      <text:p text:style-name="P1"/>
      <text:p text:style-name="P1">rails g model Customer full_name:string email:string encrypted_password:string reset_password_token:string reset_password_sent_at:datetime sign_in_count:integer current_sign_in_at:datetime last_sign_in_at:datetime current_sign_in_ip:string last_sign_in_ip:string</text:p>
      <text:p text:style-name="P1"/>
      <text:p text:style-name="P1">rails g model ShippingAddress full_name:string phone_number:string cell_number:string email:string address:string city:string postal_code:string notes:string</text:p>
      <text:p text:style-name="P1"/>
      <text:p text:style-name="P1">rails g model ShippingFacility facility_name:string phone_number:string fax_number:string email:string address:string city:string postal_code:<text:span text:style-name="T1">s</text:span>tring notes:string</text:p>
      <text:p text:style-name="P1"/>
      <text:p text:style-name="P1">rails g model ShippingMethod name:string min_shipping_time_in_days:integer max_shipping_time_in_days:integer tracking_cost:decimal one_hundred_dollar_base_insurance_cost:decimal one_hundred_dollar_additional_insurance_cost:decimal maximum_insurance_value_allowed:decimal signature_cost:decimal improper_packaging_cost:decimal min_shipping_weight_in_grams:integer max_shipping_weight_in_grams:integer min_shipping_width_in_cm:integer max_shipping_width_in_cm:integer min_shipping_length_in_cm:integer max_shipping_length_in_cm:integer min_shipping_height_in_cm:integer max_shipping_height_in_cm:integer base_shipping_cost:decimal</text:p>
      <text:p text:style-name="P1"/>
      <text:p text:style-name="P1"><text:soft-page-break/>rails g model OrderStatus description:string</text:p>
      <text:p text:style-name="P1"/>
      <text:p text:style-name="P1">rails g model ShippingCarrier name:string</text:p>
      <text:p text:style-name="P1"/>
      <text:p text:style-name="P1">rails g model Province name:<text:span text:style-name="T2">s</text:span>tring pst:integer gst:integer hst:integer qst:integer</text:p>
      <text:p text:style-name="P1"/>
      <text:p text:style-name="P1">rails g model Country name:string currency_abbreviation:string multiplied_against_CAD_for_currency_value_comparisons:decimal </text:p>
      <text:p text:style-name="P1"/>
      <text:p text:style-name="P1">rails g model HelpChat message_from_customer:boolean message:string</text:p>
      <text:p text:style-name="P1"/>
      <text:p text:style-name="P1">rails g model <text:span text:style-name="T4">Admin</text:span>Picture file_name:string</text:p>
      <text:p text:style-name="P1"/>
      <text:p text:style-name="P5"><text:span text:style-name="T3">rake db:migrate</text:span></text:p>
      <text:p text:style-name="P3"/>
      <text:p text:style-name="P3">rails generate active_admin:resource Category</text:p>
      <text:p text:style-name="P3">rails generate active_admin:resource <text:span text:style-name="T4">Product</text:span></text:p>
      <text:p text:style-name="P3">rails generate active_admin:resource <text:span text:style-name="T4">ProductColour</text:span></text:p>
      <text:p text:style-name="P3">rails generate active_admin:resource <text:span text:style-name="T4">Colour</text:span></text:p>
      <text:p text:style-name="P3">rails generate active_admin:resource <text:span text:style-name="T4">ProductPicture</text:span></text:p>
      <text:p text:style-name="P3">rails generate active_admin:resource <text:span text:style-name="T4">Purchase</text:span></text:p>
      <text:p text:style-name="P3">rails generate active_admin:resource <text:span text:style-name="T4">Order</text:span></text:p>
      <text:p text:style-name="P3">rails generate active_admin:resource <text:span text:style-name="T4">BillingAddress</text:span></text:p>
      <text:p text:style-name="P3">rails generate active_admin:resource <text:span text:style-name="T4">DisputeOrder</text:span></text:p>
      <text:p text:style-name="P3">rails generate active_admin:resource <text:span text:style-name="T4">DisputeChat</text:span></text:p>
      <text:p text:style-name="P3">rails generate active_admin:resource <text:span text:style-name="T4">Customer</text:span></text:p>
      <text:p text:style-name="P3">rails generate active_admin:resource <text:span text:style-name="T4">ShippingAddress</text:span></text:p>
      <text:p text:style-name="P3">rails generate active_admin:resource <text:span text:style-name="T4">ShippingFacility</text:span></text:p>
      <text:p text:style-name="P3">rails generate active_admin:resource <text:span text:style-name="T4">ShippingMethod</text:span></text:p>
      <text:p text:style-name="P3">rails generate active_admin:resource <text:span text:style-name="T4">OrderStatus</text:span></text:p>
      <text:p text:style-name="P3">rails generate active_admin:resource <text:span text:style-name="T4">ShippingCarrier</text:span></text:p>
      <text:p text:style-name="P3">rails generate active_admin:resource <text:span text:style-name="T4">Province</text:span></text:p>
      <text:p text:style-name="P3">rails generate active_admin:resource <text:span text:style-name="T4">Country</text:span></text:p>
      <text:p text:style-name="P3">rails generate active_admin:resource <text:span text:style-name="T4">HelpChat</text:span></text:p>
      <text:p text:style-name="P3">rails generate active_admin:resource <text:span text:style-name="T4">AdminPicture</text:span></text:p>
      <text:p text:style-name="P3"/>
      <text:p text:style-name="P4">rake db:mig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0M9S</meta:editing-duration>
    <meta:editing-cycles>16</meta:editing-cycles>
    <meta:generator>LibreOffice/4.2.4.2$Windows_x86 LibreOffice_project/63150712c6d317d27ce2db16eb94c2f3d7b699f8</meta:generator>
    <dc:date>2014-12-01T16:14:44.788000000</dc:date>
    <meta:document-statistic meta:table-count="0" meta:image-count="0" meta:object-count="0" meta:page-count="2" meta:paragraph-count="42" meta:word-count="306" meta:character-count="4805" meta:non-whitespace-character-count="4540"/>
    <meta:user-defined meta:name="Info 1"/>
    <meta:user-defined meta:name="Info 2"/>
    <meta:user-defined meta:name="Info 3"/>
    <meta:user-defined meta:name="Info 4"/>
  </office:meta>
</office:document-meta>
</file>